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1c79" officeooo:paragraph-rsid="00011c79"/>
    </style:style>
    <style:style style:name="P2" style:family="paragraph" style:parent-style-name="Standard">
      <style:paragraph-properties fo:text-align="center" style:justify-single-word="false"/>
      <style:text-properties officeooo:rsid="00011c79" officeooo:paragraph-rsid="00011c79"/>
    </style:style>
    <style:style style:name="P3" style:family="paragraph" style:parent-style-name="Standard">
      <style:text-properties officeooo:rsid="000227e2" officeooo:paragraph-rsid="000227e2"/>
    </style:style>
    <style:style style:name="P4" style:family="paragraph" style:parent-style-name="Standard">
      <style:text-properties officeooo:paragraph-rsid="000227e2"/>
    </style:style>
    <style:style style:name="P5" style:family="paragraph" style:parent-style-name="Standard">
      <style:text-properties officeooo:rsid="0002a0f1" officeooo:paragraph-rsid="0002a0f1"/>
    </style:style>
    <style:style style:name="P6" style:family="paragraph" style:parent-style-name="Standard">
      <style:text-properties officeooo:rsid="0002a0f1" officeooo:paragraph-rsid="00077ae1"/>
    </style:style>
    <style:style style:name="P7" style:family="paragraph" style:parent-style-name="Standard">
      <style:text-properties officeooo:rsid="000371f4" officeooo:paragraph-rsid="000371f4"/>
    </style:style>
    <style:style style:name="P8" style:family="paragraph" style:parent-style-name="Standard">
      <style:text-properties officeooo:rsid="00043c73" officeooo:paragraph-rsid="00043c73"/>
    </style:style>
    <style:style style:name="P9" style:family="paragraph" style:parent-style-name="Standard">
      <style:text-properties officeooo:rsid="00043c73" officeooo:paragraph-rsid="00061471"/>
    </style:style>
    <style:style style:name="P10" style:family="paragraph" style:parent-style-name="Standard">
      <style:text-properties officeooo:rsid="00061471" officeooo:paragraph-rsid="00061471"/>
    </style:style>
    <style:style style:name="P11" style:family="paragraph" style:parent-style-name="Standard">
      <style:text-properties officeooo:rsid="00061471" officeooo:paragraph-rsid="00077ae1"/>
    </style:style>
    <style:style style:name="P12" style:family="paragraph" style:parent-style-name="Standard">
      <style:text-properties officeooo:rsid="00077ae1" officeooo:paragraph-rsid="00077ae1"/>
    </style:style>
    <style:style style:name="T1" style:family="text">
      <style:text-properties officeooo:rsid="00011c79"/>
    </style:style>
    <style:style style:name="T2" style:family="text">
      <style:text-properties officeooo:rsid="000227e2"/>
    </style:style>
    <style:style style:name="T3" style:family="text">
      <style:text-properties style:font-name="LiberationSerif" fo:font-size="12pt"/>
    </style:style>
    <style:style style:name="T4" style:family="text">
      <style:text-properties style:font-name="LiberationSerif" fo:font-size="12pt" officeooo:rsid="0002a0f1"/>
    </style:style>
    <style:style style:name="T5" style:family="text">
      <style:text-properties style:font-name="LiberationSerif" fo:font-size="12pt" officeooo:rsid="00011c79"/>
    </style:style>
    <style:style style:name="T6" style:family="text">
      <style:text-properties style:font-name="LiberationSerif" fo:font-size="12pt" officeooo:rsid="000371f4"/>
    </style:style>
    <style:style style:name="T7" style:family="text">
      <style:text-properties style:font-name="LiberationSerif" fo:font-size="12pt" officeooo:rsid="00061471"/>
    </style:style>
    <style:style style:name="T8" style:family="text">
      <style:text-properties style:font-name="LiberationSerif" fo:font-size="12pt" officeooo:rsid="00077ae1"/>
    </style:style>
    <style:style style:name="T9" style:family="text">
      <style:text-properties style:font-name="LiberationSerif" fo:font-size="7pt"/>
    </style:style>
    <style:style style:name="T10" style:family="text">
      <style:text-properties style:text-position="sub 58%" style:font-name="LiberationSerif" fo:font-size="12pt"/>
    </style:style>
    <style:style style:name="T11" style:family="text">
      <style:text-properties style:text-position="super 58%" style:font-name="LiberationSerif" fo:font-size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nding Normal Paths Using Zero <text:span text:style-name="T1">Order</text:span> Existential Paths</text:p>
      <text:p text:style-name="P2">by Sven Nilsen, 2017</text:p>
      <text:p text:style-name="P1"/>
      <text:p text:style-name="P1">The zero order existential path `even_sequence` which first order existential path is `even` is a function mapping every natural number to an even number:</text:p>
      <text:p text:style-name="P1"/>
      <text:p text:style-name="P1"><text:tab/>even_sequence := \(x: nat) = 2·x</text:p>
      <text:p text:style-name="P1"/>
      <text:p text:style-name="P1"><text:tab/>∃even_sequence &lt;=&gt; even</text:p>
      <text:p text:style-name="P1"/>
      <text:p text:style-name="P1">The inverse zero order existential path is `odd_sequence`:</text:p>
      <text:p text:style-name="P1"/>
      <text:p text:style-name="P1"><text:tab/>odd_sequence := \(x: nat) = 2·x + 1</text:p>
      <text:p text:style-name="P1"/>
      <text:p text:style-name="P1"><text:tab/>∃odd_sequence &lt;=&gt; ¬∃even_sequence</text:p>
      <text:p text:style-name="P1"/>
      <text:p text:style-name="P3">In path semantics, you can search for a normal path by transforming input and output of the function, but this requires the assumption that there are no 2 objects which the transformed output gives different results:</text:p>
      <text:p text:style-name="P3"/>
      <text:p text:style-name="P4"><text:span text:style-name="T2"><text:tab/></text:span>∃ <text:span text:style-name="T3">x</text:span><text:span text:style-name="T9">i</text:span><text:span text:style-name="T3">, y</text:span><text:span text:style-name="T9">i </text:span><text:span text:style-name="T3">{ g</text:span><text:span text:style-name="T9">i</text:span><text:span text:style-name="T3">(x</text:span><text:span text:style-name="T9">i</text:span><text:span text:style-name="T3">) = g</text:span><text:span text:style-name="T9">i</text:span><text:span text:style-name="T3">(y</text:span><text:span text:style-name="T9">i</text:span><text:span text:style-name="T3">) </text:span>∧ <text:span text:style-name="T3">g</text:span><text:span text:style-name="T9">n</text:span><text:span text:style-name="T3">(f(x</text:span><text:span text:style-name="T9">i</text:span><text:span text:style-name="T3">)) ¬= g</text:span><text:span text:style-name="T9">n</text:span><text:span text:style-name="T3">(f(y</text:span><text:span text:style-name="T9">i</text:span><text:span text:style-name="T3">)) } =&gt; ¬</text:span>∃ <text:span text:style-name="T3">f[g</text:span><text:span text:style-name="T9">i→n</text:span><text:span text:style-name="T3">]</text:span></text:p>
      <text:p text:style-name="P3"/>
      <text:p text:style-name="P3">Notice that `∃ <text:span text:style-name="T3">f[g</text:span><text:span text:style-name="T9">i→n</text:span><text:span text:style-name="T3">]` means “existence of path” while `∃f` means “existential path”. </text:span><text:span text:style-name="T6">The space is significant.</text:span></text:p>
      <text:p text:style-name="P3"><text:span text:style-name="T4"/></text:p>
      <text:p text:style-name="P5"><text:span text:style-name="T6">One can break down the operations in an expressions, here with the first order existential path, to find a normal path. </text:span><text:span text:style-name="T3">For example:</text:span></text:p>
      <text:p text:style-name="P5"><text:span text:style-name="T3"/></text:p>
      <text:p text:style-name="P5"><text:span text:style-name="T3"><text:tab/>f(a, b) = a + b + a</text:span><text:span text:style-name="T5">·</text:span><text:span text:style-name="T3">b</text:span></text:p>
      <text:p text:style-name="P5"><text:span text:style-name="T3"/></text:p>
      <text:p text:style-name="P5"><text:span text:style-name="T3"><text:tab/>add[even] &lt;=&gt; eq</text:span></text:p>
      <text:p text:style-name="P5"><text:span text:style-name="T3"><text:tab/>add[odd] &lt;=&gt; xor</text:span></text:p>
      <text:p text:style-name="P5"><text:span text:style-name="T3"><text:tab/>mul[even] &lt;=&gt; or</text:span></text:p>
      <text:p text:style-name="P5"><text:span text:style-name="T3"><text:tab/>mul[odd] &lt;=&gt; and</text:span></text:p>
      <text:p text:style-name="P5"><text:span text:style-name="T3"/></text:p>
      <text:p text:style-name="P5"><text:span text:style-name="T3"><text:tab/></text:span><text:span text:style-name="T6">even</text:span><text:span text:style-name="T3">(a + b + a</text:span><text:span text:style-name="T5">·</text:span><text:span text:style-name="T3">b)</text:span></text:p>
      <text:p text:style-name="P5"><text:span text:style-name="T3"><text:tab/></text:span><text:span text:style-name="T6">even</text:span><text:span text:style-name="T3">(a + b) == </text:span><text:span text:style-name="T6">even(</text:span><text:span text:style-name="T3">a</text:span><text:span text:style-name="T5">·</text:span><text:span text:style-name="T3">b</text:span><text:span text:style-name="T6">)</text:span></text:p>
      <text:p text:style-name="P5"><text:span text:style-name="T3"><text:tab/></text:span><text:span text:style-name="T6">(even(a) == even(b)) == (even(a) || even(b))</text:span></text:p>
      <text:p text:style-name="P5"><text:span text:style-name="T6"><text:tab/>even(a) &amp;&amp; even(b)</text:span></text:p>
      <text:p text:style-name="P5"><text:span text:style-name="T3"><text:tab/></text:span><text:span text:style-name="T6">f[even] &lt;=&gt; and</text:span></text:p>
      <text:p text:style-name="P5"><text:span text:style-name="T6"/></text:p>
      <text:p text:style-name="P7"><text:span text:style-name="T3">Once `f[even]` is found one can easily find `f[odd]`:</text:span></text:p>
      <text:p text:style-name="P7"><text:span text:style-name="T3"/></text:p>
      <text:p text:style-name="P5"><text:span text:style-name="T6"><text:tab/>f[odd] &lt;=&gt; f[odd][not] &lt;=&gt; and[not] &lt;=&gt; or</text:span></text:p>
      <text:p text:style-name="P5"><text:soft-page-break/><text:span text:style-name="T6"/></text:p>
      <text:p text:style-name="P8"><text:span text:style-name="T6">T</text:span><text:span text:style-name="T3">here is another way that uses the zero order existential path. Instead of transforming the expression, one inserts the expressions of `even_sequence` and `odd_sequence` and determines whether the solved equation is a natural number. Since there is a map from any natural number to the sequence of even or odd numbers, it means if the solution yields a non-natural number, the value is returned by the inverse zero order existential path:</text:span></text:p>
      <text:p text:style-name="P8"><text:span text:style-name="T3"/></text:p>
      <text:p text:style-name="P8"><text:span text:style-name="T3"><text:tab/></text:span><text:span text:style-name="T4">a + b + a</text:span><text:span text:style-name="T5">·</text:span><text:span text:style-name="T4">b</text:span></text:p>
      <text:p text:style-name="P8"><text:span text:style-name="T4"/></text:p>
      <text:p text:style-name="P8"><text:span text:style-name="T4"><text:tab/></text:span><text:span text:style-name="T3">(2</text:span><text:span text:style-name="T5">·</text:span><text:span text:style-name="T3">n) + (2</text:span><text:span text:style-name="T5">·</text:span><text:span text:style-name="T3">m) + (2</text:span><text:span text:style-name="T5">·</text:span><text:span text:style-name="T3">n)</text:span><text:span text:style-name="T5">·</text:span><text:span text:style-name="T3">(2</text:span><text:span text:style-name="T5">·</text:span><text:span text:style-name="T3">m) = (2</text:span><text:span text:style-name="T5">·</text:span><text:span text:style-name="T3">r)</text:span></text:p>
      <text:p text:style-name="P8"><text:span text:style-name="T3"><text:tab/>(2</text:span><text:span text:style-name="T5">·</text:span><text:span text:style-name="T3">n) + (2</text:span><text:span text:style-name="T5">·</text:span><text:span text:style-name="T3">m + 1) + (2</text:span><text:span text:style-name="T5">·</text:span><text:span text:style-name="T3">n)</text:span><text:span text:style-name="T5">·</text:span><text:span text:style-name="T3">(2</text:span><text:span text:style-name="T5">·</text:span><text:span text:style-name="T3">m + 1) = (2</text:span><text:span text:style-name="T5">·</text:span><text:span text:style-name="T3">r)</text:span></text:p>
      <text:p text:style-name="P8"><text:span text:style-name="T3"><text:tab/>(2</text:span><text:span text:style-name="T5">·</text:span><text:span text:style-name="T3">n + 1) + (2</text:span><text:span text:style-name="T5">·</text:span><text:span text:style-name="T3">m) + (2</text:span><text:span text:style-name="T5">·</text:span><text:span text:style-name="T3">n + 1)</text:span><text:span text:style-name="T5">·</text:span><text:span text:style-name="T3">(2</text:span><text:span text:style-name="T5">·</text:span><text:span text:style-name="T3">m) = (2</text:span><text:span text:style-name="T5">·</text:span><text:span text:style-name="T3">r)</text:span></text:p>
      <text:p text:style-name="P8"><text:span text:style-name="T3"><text:tab/>(2</text:span><text:span text:style-name="T5">·</text:span><text:span text:style-name="T3">n + 1) + (2</text:span><text:span text:style-name="T5">·</text:span><text:span text:style-name="T3">m + 1) + (2</text:span><text:span text:style-name="T5">·</text:span><text:span text:style-name="T3">n + 1)</text:span><text:span text:style-name="T5">·</text:span><text:span text:style-name="T3">(2</text:span><text:span text:style-name="T5">·</text:span><text:span text:style-name="T3">m + 1) = (2</text:span><text:span text:style-name="T5">·</text:span><text:span text:style-name="T3">r)</text:span></text:p>
      <text:p text:style-name="P8"><text:span text:style-name="T3"/></text:p>
      <text:p text:style-name="P8"><text:span text:style-name="T3"><text:tab/>n + m + 2</text:span><text:span text:style-name="T5">·</text:span><text:span text:style-name="T3">n</text:span><text:span text:style-name="T5">·</text:span><text:span text:style-name="T3">m = r<text:tab/><text:tab/><text:tab/><text:tab/>(natural number, returned by `even`)</text:span></text:p>
      <text:p text:style-name="P8"><text:span text:style-name="T3"><text:tab/>n + m + ½ + n</text:span><text:span text:style-name="T5"> </text:span><text:span text:style-name="T3">+ 2</text:span><text:span text:style-name="T5">·</text:span><text:span text:style-name="T3">n</text:span><text:span text:style-name="T5">·</text:span><text:span text:style-name="T3">m = r<text:tab/><text:tab/><text:tab/>(rational number, returned by `odd`)</text:span></text:p>
      <text:p text:style-name="P9"><text:span text:style-name="T3"><text:tab/></text:span><text:span text:style-name="T7">n + ½ + m + 2</text:span><text:span text:style-name="T5">·</text:span><text:span text:style-name="T7">n</text:span><text:span text:style-name="T5">·</text:span><text:span text:style-name="T7">m + m = r<text:tab/><text:tab/><text:tab/>(rational number, returned by `odd`)</text:span></text:p>
      <text:p text:style-name="P9"><text:span text:style-name="T7"><text:tab/>n + ½ + m + ½ + 2</text:span><text:span text:style-name="T5">·</text:span><text:span text:style-name="T7">n</text:span><text:span text:style-name="T5">·</text:span><text:span text:style-name="T7">m + n + m + ½ = r<text:tab/>(rational number, returned by `odd`)</text:span></text:p>
      <text:p text:style-name="P9"><text:span text:style-name="T7"/></text:p>
      <text:p text:style-name="P9"><text:span text:style-name="T7"><text:tab/>f[even] &lt;=&gt; and</text:span></text:p>
      <text:p text:style-name="P9"><text:span text:style-name="T7"/></text:p>
      <text:p text:style-name="P11"><text:span text:style-name="T3">This method works by using `even_sequence` and `odd_sequence` as boolean values to find the truth table. The proof relies on a non-trivial way to detect whether an expression is a natural number or a rational number. </text:span><text:span text:style-name="T8">For example, you can add `</text:span><text:span text:style-name="T3">½ </text:span><text:span text:style-name="T8">+ </text:span><text:span text:style-name="T3">½ <text:s/></text:span><text:span text:style-name="T8">= 1` which is a natural number, but if you have 3 of them then you get a rational number.</text:span></text:p>
      <text:p text:style-name="P10"><text:span text:style-name="T3"/></text:p>
      <text:p text:style-name="P12"><text:span text:style-name="T3">The simplest way of proving it is through transformation with path semantics:</text:span></text:p>
      <text:p text:style-name="P12"><text:span text:style-name="T3"/></text:p>
      <text:p text:style-name="P12"><text:span text:style-name="T3"><text:tab/></text:span><text:span text:style-name="T6">even</text:span><text:span text:style-name="T4">(a + b + a</text:span><text:span text:style-name="T5">·</text:span><text:span text:style-name="T4">b)</text:span></text:p>
      <text:p text:style-name="P6"><text:span text:style-name="T6"><text:tab/>even(a) &amp;&amp; even(b)</text:span></text:p>
      <text:p text:style-name="P6"><text:span text:style-name="T3"><text:tab/></text:span><text:span text:style-name="T6">f[even] &lt;=&gt; and</text:span></text:p>
      <text:p text:style-name="P6"><text:span text:style-name="T6"/></text:p>
      <text:p text:style-name="P12"><text:span text:style-name="T6">O</text:span><text:span text:style-name="T3">ne reason this is simpler is because normal paths are total functions. When we solve the equation for `r` we only check a partial function, so we need to solve 2</text:span><text:span text:style-name="T11">N</text:span><text:span text:style-name="T3"> number of equations where N is number of inputs. finding normal paths using zero order existential paths is more work than using the first order existential path direc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7:10:48.889804000</meta:creation-date>
    <dc:date>2017-06-10T18:26:34.380261000</dc:date>
    <meta:editing-duration>P0D</meta:editing-duration>
    <meta:editing-cycles>1</meta:editing-cycles>
    <meta:document-statistic meta:table-count="0" meta:image-count="0" meta:object-count="0" meta:page-count="2" meta:paragraph-count="41" meta:word-count="550" meta:character-count="2960" meta:non-whitespace-character-count="2415"/>
    <meta:generator>LibreOffice/5.1.2.2$MacOSX_X86_64 LibreOffice_project/d3bf12ecb743fc0d20e0be0c58ca359301eb705f</meta:generator>
  </office:meta>
</office:document-meta>
</file>